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InfoFinder.getFontInfoFromCustomFont( URL fontUrl , CustomFont customFont , FontCache fon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ntInfoFinder.guessStyle( CustomFont customFont , String fo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tInfoFinder.find( URL fontUrl , FontResolver resolver , FontCache fontCach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FontInfoFinder.setEventListener( Font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Finder.stripQuot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InfoFinder.generateTripletsFromFont( CustomFont customFont , Collection triple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